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2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26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38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39" style:family="paragraph" style:parent-style-name="Standard">
      <style:text-properties style:font-name="Palatino Linotype" officeooo:paragraph-rsid="0291f80e"/>
    </style:style>
    <style:style style:name="P140" style:family="paragraph" style:parent-style-name="Standard">
      <style:text-properties style:font-name="Palatino Linotype" officeooo:paragraph-rsid="028e9376"/>
    </style:style>
    <style:style style:name="P14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6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4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16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6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6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7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7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7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7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80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1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2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3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4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18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0f9139" style:font-weight-asian="normal" style:font-weight-complex="normal"/>
    </style:style>
    <style:style style:name="T8" style:family="text">
      <style:text-properties fo:font-weight="normal" officeooo:rsid="0212018c" style:font-weight-asian="normal" style:font-weight-complex="normal"/>
    </style:style>
    <style:style style:name="T9" style:family="text">
      <style:text-properties fo:font-weight="normal" officeooo:rsid="025df0ae" style:font-weight-asian="normal" style:font-weight-complex="normal"/>
    </style:style>
    <style:style style:name="T10" style:family="text">
      <style:text-properties fo:font-weight="normal" officeooo:rsid="02090fdd" style:font-weight-asian="normal" style:font-weight-complex="normal"/>
    </style:style>
    <style:style style:name="T11" style:family="text">
      <style:text-properties fo:font-weight="normal" officeooo:rsid="001f533b" style:font-weight-asian="normal" style:font-weight-complex="normal"/>
    </style:style>
    <style:style style:name="T12" style:family="text">
      <style:text-properties fo:font-weight="normal" officeooo:rsid="02c27ebe" style:font-weight-asian="normal" style:font-weight-complex="normal"/>
    </style:style>
    <style:style style:name="T13" style:family="text">
      <style:text-properties fo:font-weight="normal" officeooo:rsid="02c37fd4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fo:font-weight="normal" officeooo:rsid="02c8e84b" style:font-weight-asian="normal" style:font-weight-complex="normal"/>
    </style:style>
    <style:style style:name="T16" style:family="text">
      <style:text-properties style:use-window-font-color="true" fo:font-weight="normal" officeooo:rsid="02232b04" style:font-weight-asian="normal" style:font-weight-complex="normal"/>
    </style:style>
    <style:style style:name="T17" style:family="text">
      <style:text-properties style:use-window-font-color="true" fo:font-weight="normal" officeooo:rsid="02241c39" style:font-weight-asian="normal" style:font-weight-complex="normal"/>
    </style:style>
    <style:style style:name="T18" style:family="text">
      <style:text-properties style:use-window-font-color="true" style:font-name="Palatino Linotype"/>
    </style:style>
    <style:style style:name="T1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0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1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2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4" style:family="text">
      <style:text-properties style:use-window-font-color="true" style:font-name="Palatino Linotype" officeooo:rsid="0203ae44"/>
    </style:style>
    <style:style style:name="T25" style:family="text">
      <style:text-properties style:use-window-font-color="true" style:font-name="Palatino Linotype" officeooo:rsid="021b28a6"/>
    </style:style>
    <style:style style:name="T26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7" style:family="text">
      <style:text-properties style:use-window-font-color="true" style:font-name="Palatino Linotype" officeooo:rsid="02232b04"/>
    </style:style>
    <style:style style:name="T28" style:family="text">
      <style:text-properties style:use-window-font-color="true" style:font-name="Palatino Linotype" fo:font-weight="bold" style:font-weight-asian="bold" style:font-weight-complex="bold"/>
    </style:style>
    <style:style style:name="T29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officeooo:rsid="00ffecf3" style:font-style-asian="normal" style:font-style-complex="normal"/>
    </style:style>
    <style:style style:name="T3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color="#000000" style:font-name="Palatino Linotype"/>
    </style:style>
    <style:style style:name="T35" style:family="text">
      <style:text-properties fo:color="#000000" style:font-name="Palatino Linotype" fo:font-size="10pt" style:font-size-asian="10pt" style:font-size-complex="10pt"/>
    </style:style>
    <style:style style:name="T3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officeooo:rsid="0108c802"/>
    </style:style>
    <style:style style:name="T77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78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79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80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1" style:family="text">
      <style:text-properties fo:color="#000000" style:font-name="Palatino Linotype" fo:background-color="transparent" loext:char-shading-value="0"/>
    </style:style>
    <style:style style:name="T82" style:family="text">
      <style:text-properties fo:color="#000000" style:font-name="Palatino Linotype" officeooo:rsid="025a7e14" fo:background-color="transparent" loext:char-shading-value="0"/>
    </style:style>
    <style:style style:name="T83" style:family="text">
      <style:text-properties fo:color="#000000" style:font-name="Palatino Linotype" officeooo:rsid="020f9139" fo:background-color="transparent" loext:char-shading-value="0"/>
    </style:style>
    <style:style style:name="T84" style:family="text">
      <style:text-properties fo:color="#000000" style:font-name="Palatino Linotype" officeooo:rsid="02444033" fo:background-color="transparent" loext:char-shading-value="0"/>
    </style:style>
    <style:style style:name="T85" style:family="text">
      <style:text-properties fo:color="#000000" style:font-name="Palatino Linotype" officeooo:rsid="02a220f3" fo:background-color="transparent" loext:char-shading-value="0"/>
    </style:style>
    <style:style style:name="T86" style:family="text">
      <style:text-properties fo:color="#000000" style:font-name="Palatino Linotype" officeooo:rsid="02a1fc62" fo:background-color="transparent" loext:char-shading-value="0"/>
    </style:style>
    <style:style style:name="T87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88" style:family="text">
      <style:text-properties fo:color="#000000" style:font-name="Palatino Linotype" fo:font-weight="normal" style:font-weight-asian="normal" style:font-weight-complex="normal"/>
    </style:style>
    <style:style style:name="T89" style:family="text">
      <style:text-properties fo:color="#000000" style:font-name="Palatino Linotype" fo:font-weight="normal" officeooo:rsid="020f9139" style:font-weight-asian="normal" style:font-weight-complex="normal"/>
    </style:style>
    <style:style style:name="T90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1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2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93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9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98" style:family="text">
      <style:text-properties fo:color="#000000" fo:font-size="10pt" fo:background-color="transparent" loext:char-shading-value="0" style:font-size-asian="10pt" style:font-size-complex="10pt"/>
    </style:style>
    <style:style style:name="T99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00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2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03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04" style:family="text">
      <style:text-properties officeooo:rsid="0026f121"/>
    </style:style>
    <style:style style:name="T105" style:family="text">
      <style:text-properties officeooo:rsid="002922b2"/>
    </style:style>
    <style:style style:name="T106" style:family="text">
      <style:text-properties officeooo:rsid="002b529c"/>
    </style:style>
    <style:style style:name="T107" style:family="text">
      <style:text-properties officeooo:rsid="00310b77"/>
    </style:style>
    <style:style style:name="T108" style:family="text">
      <style:text-properties officeooo:rsid="00354f96"/>
    </style:style>
    <style:style style:name="T109" style:family="text">
      <style:text-properties officeooo:rsid="00583f4a"/>
    </style:style>
    <style:style style:name="T110" style:family="text">
      <style:text-properties officeooo:rsid="005da7c2"/>
    </style:style>
    <style:style style:name="T111" style:family="text">
      <style:text-properties officeooo:rsid="0062f05c"/>
    </style:style>
    <style:style style:name="T112" style:family="text">
      <style:text-properties officeooo:rsid="006967fa"/>
    </style:style>
    <style:style style:name="T113" style:family="text">
      <style:text-properties officeooo:rsid="0074ed6a"/>
    </style:style>
    <style:style style:name="T114" style:family="text">
      <style:text-properties officeooo:rsid="0087c0e9"/>
    </style:style>
    <style:style style:name="T115" style:family="text">
      <style:text-properties officeooo:rsid="0088d114"/>
    </style:style>
    <style:style style:name="T116" style:family="text">
      <style:text-properties officeooo:rsid="008bcb31"/>
    </style:style>
    <style:style style:name="T117" style:family="text">
      <style:text-properties officeooo:rsid="008f96fd"/>
    </style:style>
    <style:style style:name="T118" style:family="text">
      <style:text-properties officeooo:rsid="00944f62"/>
    </style:style>
    <style:style style:name="T119" style:family="text">
      <style:text-properties officeooo:rsid="00c1f480"/>
    </style:style>
    <style:style style:name="T120" style:family="text">
      <style:text-properties officeooo:rsid="00c38da0"/>
    </style:style>
    <style:style style:name="T121" style:family="text">
      <style:text-properties fo:font-style="normal" style:font-style-asian="normal" style:font-style-complex="normal"/>
    </style:style>
    <style:style style:name="T122" style:family="text">
      <style:text-properties fo:font-style="normal" officeooo:rsid="00c69759" style:font-style-asian="normal" style:font-style-complex="normal"/>
    </style:style>
    <style:style style:name="T123" style:family="text">
      <style:text-properties fo:font-style="normal" officeooo:rsid="00c8cfcb" style:font-style-asian="normal" style:font-style-complex="normal"/>
    </style:style>
    <style:style style:name="T124" style:family="text">
      <style:text-properties fo:font-style="normal" officeooo:rsid="00ec0be4" style:font-style-asian="normal" style:font-style-complex="normal"/>
    </style:style>
    <style:style style:name="T125" style:family="text">
      <style:text-properties fo:font-style="normal" officeooo:rsid="01235414" style:font-style-asian="normal" style:font-style-complex="normal"/>
    </style:style>
    <style:style style:name="T126" style:family="text">
      <style:text-properties fo:font-style="normal" officeooo:rsid="011e084e" style:font-style-asian="normal" style:font-style-complex="normal"/>
    </style:style>
    <style:style style:name="T127" style:family="text">
      <style:text-properties fo:font-style="normal" officeooo:rsid="01e19718" style:font-style-asian="normal" style:font-style-complex="normal"/>
    </style:style>
    <style:style style:name="T128" style:family="text">
      <style:text-properties fo:font-style="normal" officeooo:rsid="024d426c" style:font-style-asian="normal" style:font-style-complex="normal"/>
    </style:style>
    <style:style style:name="T129" style:family="text">
      <style:text-properties fo:font-style="normal" officeooo:rsid="0250a7aa" style:font-style-asian="normal" style:font-style-complex="normal"/>
    </style:style>
    <style:style style:name="T130" style:family="text">
      <style:text-properties fo:font-style="normal" style:text-underline-style="none" style:font-style-asian="normal" style:font-style-complex="normal"/>
    </style:style>
    <style:style style:name="T131" style:family="text">
      <style:text-properties fo:font-style="normal" style:text-underline-style="none" officeooo:rsid="00ec0be4" style:font-style-asian="normal" style:font-style-complex="normal"/>
    </style:style>
    <style:style style:name="T132" style:family="text">
      <style:text-properties fo:font-style="normal" style:text-underline-style="none" officeooo:rsid="00ffecf3" style:font-style-asian="normal" style:font-style-complex="normal"/>
    </style:style>
    <style:style style:name="T133" style:family="text">
      <style:text-properties fo:font-style="normal" style:text-underline-style="none" officeooo:rsid="024d426c" style:font-style-asian="normal" style:font-style-complex="normal"/>
    </style:style>
    <style:style style:name="T134" style:family="text">
      <style:text-properties fo:font-style="normal" style:text-underline-style="none" officeooo:rsid="027f96a4" style:font-style-asian="normal" style:font-style-complex="normal"/>
    </style:style>
    <style:style style:name="T1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1" style:family="text">
      <style:text-properties style:text-underline-style="solid" style:text-underline-width="auto" style:text-underline-color="font-color"/>
    </style:style>
    <style:style style:name="T142" style:family="text">
      <style:text-properties style:text-underline-style="solid" style:text-underline-width="auto" style:text-underline-color="font-color" officeooo:rsid="002979bd"/>
    </style:style>
    <style:style style:name="T143" style:family="text">
      <style:text-properties style:text-underline-style="solid" style:text-underline-width="auto" style:text-underline-color="font-color" officeooo:rsid="00c1f480"/>
    </style:style>
    <style:style style:name="T144" style:family="text">
      <style:text-properties style:text-underline-style="solid" style:text-underline-width="auto" style:text-underline-color="font-color" officeooo:rsid="01096a7a"/>
    </style:style>
    <style:style style:name="T145" style:family="text">
      <style:text-properties style:text-underline-style="solid" style:text-underline-width="auto" style:text-underline-color="font-color" officeooo:rsid="013dee83"/>
    </style:style>
    <style:style style:name="T146" style:family="text">
      <style:text-properties style:text-underline-style="solid" style:text-underline-width="auto" style:text-underline-color="font-color" officeooo:rsid="016137c7"/>
    </style:style>
    <style:style style:name="T147" style:family="text">
      <style:text-properties officeooo:rsid="01096a7a"/>
    </style:style>
    <style:style style:name="T148" style:family="text">
      <style:text-properties officeooo:rsid="012078fb"/>
    </style:style>
    <style:style style:name="T149" style:family="text">
      <style:text-properties fo:background-color="transparent" loext:char-shading-value="0"/>
    </style:style>
    <style:style style:name="T150" style:family="text">
      <style:text-properties officeooo:rsid="017dafe5" fo:background-color="transparent" loext:char-shading-value="0"/>
    </style:style>
    <style:style style:name="T151" style:family="text">
      <style:text-properties officeooo:rsid="01294f5b"/>
    </style:style>
    <style:style style:name="T152" style:family="text">
      <style:text-properties officeooo:rsid="0136ba4e"/>
    </style:style>
    <style:style style:name="T153" style:family="text">
      <style:text-properties officeooo:rsid="013f9640"/>
    </style:style>
    <style:style style:name="T154" style:family="text">
      <style:text-properties fo:font-variant="normal" fo:text-transform="none" fo:color="#000000" fo:letter-spacing="normal" officeooo:rsid="0143c357"/>
    </style:style>
    <style:style style:name="T155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6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7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4fcb86"/>
    </style:style>
    <style:style style:name="T161" style:family="text">
      <style:text-properties officeooo:rsid="0152f2ad"/>
    </style:style>
    <style:style style:name="T162" style:family="text">
      <style:text-properties officeooo:rsid="015e1941"/>
    </style:style>
    <style:style style:name="T163" style:family="text">
      <style:text-properties officeooo:rsid="0167ecc5"/>
    </style:style>
    <style:style style:name="T164" style:family="text">
      <style:text-properties officeooo:rsid="016e7392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officeooo:rsid="02907ad1" style:font-style-asian="italic" style:font-style-complex="italic"/>
    </style:style>
    <style:style style:name="T179" style:family="text">
      <style:text-properties fo:font-style="italic" officeooo:rsid="0291c6c0" style:font-style-asian="italic" style:font-style-complex="italic"/>
    </style:style>
    <style:style style:name="T180" style:family="text">
      <style:text-properties officeooo:rsid="02090fdd"/>
    </style:style>
    <style:style style:name="T181" style:family="text">
      <style:text-properties officeooo:rsid="020e9077"/>
    </style:style>
    <style:style style:name="T182" style:family="text">
      <style:text-properties officeooo:rsid="020f9139"/>
    </style:style>
    <style:style style:name="T183" style:family="text">
      <style:text-properties officeooo:rsid="022b0869"/>
    </style:style>
    <style:style style:name="T184" style:family="text">
      <style:text-properties officeooo:rsid="02478cff"/>
    </style:style>
    <style:style style:name="T185" style:family="text">
      <style:text-properties officeooo:rsid="02007c83"/>
    </style:style>
    <style:style style:name="T186" style:family="text">
      <style:text-properties officeooo:rsid="024be79a"/>
    </style:style>
    <style:style style:name="T187" style:family="text">
      <style:text-properties officeooo:rsid="024d426c"/>
    </style:style>
    <style:style style:name="T188" style:family="text">
      <style:text-properties officeooo:rsid="024ede48"/>
    </style:style>
    <style:style style:name="T189" style:family="text">
      <style:text-properties officeooo:rsid="02517226"/>
    </style:style>
    <style:style style:name="T190" style:family="text">
      <style:text-properties officeooo:rsid="0251c3b5"/>
    </style:style>
    <style:style style:name="T191" style:family="text">
      <style:text-properties officeooo:rsid="0252245d"/>
    </style:style>
    <style:style style:name="T192" style:family="text">
      <style:text-properties officeooo:rsid="02536359"/>
    </style:style>
    <style:style style:name="T193" style:family="text">
      <style:text-properties officeooo:rsid="0254eee5"/>
    </style:style>
    <style:style style:name="T194" style:family="text">
      <style:text-properties officeooo:rsid="02567e97"/>
    </style:style>
    <style:style style:name="T195" style:family="text">
      <style:text-properties officeooo:rsid="0257b0db"/>
    </style:style>
    <style:style style:name="T196" style:family="text">
      <style:text-properties officeooo:rsid="01f3b3e2"/>
    </style:style>
    <style:style style:name="T197" style:family="text">
      <style:text-properties officeooo:rsid="025a7e14"/>
    </style:style>
    <style:style style:name="T198" style:family="text">
      <style:text-properties officeooo:rsid="001f533b"/>
    </style:style>
    <style:style style:name="T199" style:family="text">
      <style:text-properties officeooo:rsid="025edec6"/>
    </style:style>
    <style:style style:name="T200" style:family="text">
      <style:text-properties officeooo:rsid="026078b5"/>
    </style:style>
    <style:style style:name="T201" style:family="text">
      <style:text-properties officeooo:rsid="0261ad3d"/>
    </style:style>
    <style:style style:name="T202" style:family="text">
      <style:text-properties officeooo:rsid="02681ef8"/>
    </style:style>
    <style:style style:name="T203" style:family="text">
      <style:text-properties officeooo:rsid="026cf407"/>
    </style:style>
    <style:style style:name="T204" style:family="text">
      <style:text-properties officeooo:rsid="026f059b"/>
    </style:style>
    <style:style style:name="T205" style:family="text">
      <style:text-properties officeooo:rsid="0275d943"/>
    </style:style>
    <style:style style:name="T206" style:family="text">
      <style:text-properties officeooo:rsid="027698ea"/>
    </style:style>
    <style:style style:name="T207" style:family="text">
      <style:text-properties officeooo:rsid="027ade4e"/>
    </style:style>
    <style:style style:name="T208" style:family="text">
      <style:text-properties officeooo:rsid="027ae7ba"/>
    </style:style>
    <style:style style:name="T209" style:family="text">
      <style:text-properties officeooo:rsid="027c8bd9"/>
    </style:style>
    <style:style style:name="T210" style:family="text">
      <style:text-properties officeooo:rsid="02894c87"/>
    </style:style>
    <style:style style:name="T211" style:family="text">
      <style:text-properties officeooo:rsid="028da65a"/>
    </style:style>
    <style:style style:name="T212" style:family="text">
      <style:text-properties officeooo:rsid="028fa9e8"/>
    </style:style>
    <style:style style:name="T213" style:family="text">
      <style:text-properties officeooo:rsid="02907ad1"/>
    </style:style>
    <style:style style:name="T214" style:family="text">
      <style:text-properties officeooo:rsid="0291c6c0"/>
    </style:style>
    <style:style style:name="T215" style:family="text">
      <style:text-properties officeooo:rsid="0291d858"/>
    </style:style>
    <style:style style:name="T216" style:family="text">
      <style:text-properties officeooo:rsid="0292b183"/>
    </style:style>
    <style:style style:name="T217" style:family="text">
      <style:text-properties officeooo:rsid="025df0ae"/>
    </style:style>
    <style:style style:name="T218" style:family="text">
      <style:text-properties officeooo:rsid="02a110d1"/>
    </style:style>
    <style:style style:name="T219" style:family="text">
      <style:text-properties officeooo:rsid="02a220f3"/>
    </style:style>
    <style:style style:name="T220" style:family="text">
      <style:text-properties officeooo:rsid="02a55a6a"/>
    </style:style>
    <style:style style:name="T221" style:family="text">
      <style:text-properties officeooo:rsid="02b950c4"/>
    </style:style>
    <style:style style:name="T222" style:family="text">
      <style:text-properties officeooo:rsid="02baebe2"/>
    </style:style>
    <style:style style:name="T223" style:family="text">
      <style:text-properties officeooo:rsid="02bb6542"/>
    </style:style>
    <style:style style:name="T224" style:family="text">
      <style:text-properties style:font-name="Palatino Linotype"/>
    </style:style>
    <style:style style:name="T225" style:family="text">
      <style:text-properties style:font-name="Palatino Linotype" fo:font-size="10pt" style:font-size-asian="10pt" style:font-size-complex="10pt"/>
    </style:style>
    <style:style style:name="T226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27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28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29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31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3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3" style:family="text">
      <style:text-properties style:font-name="Palatino Linotype" fo:font-weight="bold" style:font-weight-asian="bold" style:font-weight-complex="bold"/>
    </style:style>
    <style:style style:name="T234" style:family="text">
      <style:text-properties style:font-name="Palatino Linotype" fo:font-weight="bold" officeooo:rsid="0231e4a0" style:font-weight-asian="bold" style:font-weight-complex="bold"/>
    </style:style>
    <style:style style:name="T235" style:family="text">
      <style:text-properties style:font-name="Palatino Linotype" fo:font-weight="bold" officeooo:rsid="0226373f" style:font-weight-asian="bold" style:font-weight-complex="bold"/>
    </style:style>
    <style:style style:name="T236" style:family="text">
      <style:text-properties style:font-name="Palatino Linotype" fo:font-weight="normal" style:font-weight-asian="normal" style:font-weight-complex="normal"/>
    </style:style>
    <style:style style:name="T237" style:family="text">
      <style:text-properties style:font-name="Palatino Linotype" fo:font-weight="normal" officeooo:rsid="021b28a6" style:font-weight-asian="normal" style:font-weight-complex="normal"/>
    </style:style>
    <style:style style:name="T238" style:family="text">
      <style:text-properties style:font-name="Palatino Linotype" fo:font-weight="normal" officeooo:rsid="0226373f" style:font-weight-asian="normal" style:font-weight-complex="normal"/>
    </style:style>
    <style:style style:name="T239" style:family="text">
      <style:text-properties style:font-name="Palatino Linotype" fo:font-weight="normal" officeooo:rsid="023047d4" style:font-weight-asian="normal" style:font-weight-complex="normal"/>
    </style:style>
    <style:style style:name="T240" style:family="text">
      <style:text-properties style:font-name="Palatino Linotype" fo:font-weight="normal" officeooo:rsid="0231e4a0" style:font-weight-asian="normal" style:font-weight-complex="normal"/>
    </style:style>
    <style:style style:name="T241" style:family="text">
      <style:text-properties style:font-name="Palatino Linotype" fo:font-style="italic" style:font-style-asian="italic" style:font-style-complex="italic"/>
    </style:style>
    <style:style style:name="T242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43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44" style:family="text">
      <style:text-properties style:font-name="Palatino Linotype" officeooo:rsid="0101cbb6"/>
    </style:style>
    <style:style style:name="T245" style:family="text">
      <style:text-properties style:font-name="Palatino Linotype" officeooo:rsid="023047d4"/>
    </style:style>
    <style:style style:name="T246" style:family="text">
      <style:text-properties style:font-name="Palatino Linotype" officeooo:rsid="0226373f"/>
    </style:style>
    <style:style style:name="T247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8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9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0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51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2" style:family="text">
      <style:text-properties officeooo:rsid="02ca2543"/>
    </style:style>
    <style:style style:name="T253" style:family="text">
      <style:text-properties officeooo:rsid="02cba2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Minor E. Gordon, Ph.D.</text:p>
      <text:p text:style-name="P127">Curriculum Vitae</text:p>
      <text:p text:style-name="P1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a xlink:type="simple" xlink:href="mailto:cv256@minorgordon.net?subject=CV" text:style-name="Internet_20_link" text:visited-style-name="Visited_20_Internet_20_Link"><text:span text:style-name="T34">cv</text:span></text:a><text:a xlink:type="simple" xlink:href="mailto:cv256@minorgordon.net?subject=CV" text:style-name="Internet_20_link" text:visited-style-name="Visited_20_Internet_20_Link"><text:span text:style-name="T76">256</text:span></text:a><text:a xlink:type="simple" xlink:href="mailto:cv256@minorgordon.net?subject=CV" text:style-name="Internet_20_link" text:visited-style-name="Visited_20_Internet_20_Link"><text:span text:style-name="T34">@minorgordon.net</text:span></text:a></text:p>
            <text:p text:style-name="P48"><text:a xlink:type="simple" xlink:href="http://mg4.consulting/" text:style-name="Internet_20_link" text:visited-style-name="Visited_20_Internet_20_Link"><text:span text:style-name="T19">http</text:span></text:a><text:a xlink:type="simple" xlink:href="http://mg4.consulting/" text:style-name="Internet_20_link" text:visited-style-name="Visited_20_Internet_20_Link"><text:span text:style-name="T20">s</text:span></text:a><text:a xlink:type="simple" xlink:href="http://mg4.consulting/" text:style-name="Internet_20_link" text:visited-style-name="Visited_20_Internet_20_Link"><text:span text:style-name="T19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4">https://github.com/minorg</text:span></text:a></text:p>
            <text:p text:style-name="P2"><text:span text:style-name="T205">Ankeny</text:span>, <text:span text:style-name="T205">IA</text:span> <text:span text:style-name="T205">50021</text:span></text:p>
          </table:table-cell>
        </table:table-row>
      </table:table>
      <text:p text:style-name="P136"/>
      <text:p text:style-name="P13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1"><text:span text:style-name="T164">Summary</text:span> </text:p>
          </table:table-cell>
        </table:table-row>
        <table:table-row>
          <table:table-cell table:style-name="Table3.A1" office:value-type="string">
            <text:p text:style-name="P3">I am a <text:span text:style-name="T3">computer scientist</text:span><text:span text:style-name="T12">, </text:span><text:span text:style-name="T3">software engineer</text:span><text:span text:style-name="T12">, </text:span><text:span text:style-name="T14">and </text:span><text:span text:style-name="T4">thinker-</text:span><text:span text:style-name="T5">doer</text:span><text:span text:style-name="T6">. </text:span><text:span text:style-name="T12">I am passionate about applying technology in ways that help </text:span><text:span text:style-name="T13">individuals</text:span><text:span text:style-name="T12"> and society. I am a lifelong learner and avid reader, not just in the depth of my field but in the breadth of others, especially history.</text:span></text:p>
          </table:table-cell>
        </table:table-row>
      </table:table>
      <text:p text:style-name="P128"/>
      <text:p text:style-name="P129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/>
          </table:table-cell>
          <table:table-cell table:style-name="Education.A1" office:value-type="string">
            <text:p text:style-name="P142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20"><text:span text:style-name="T226">Ph.D., Computer Science</text:span><text:span text:style-name="T231">,</text:span><text:span text:style-name="T226"> </text:span><text:span text:style-name="T225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20"><text:span text:style-name="T226">Diplom Informatiker</text:span><text:span text:style-name="T231">,</text:span><text:span text:style-name="T226"> </text:span><text:span text:style-name="T225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4"><text:span text:style-name="T1">B.Sc., Computer Science</text:span><text:span text:style-name="T6">,</text:span><text:span text:style-name="T1"> </text:span>Oklahoma State University <text:span text:style-name="T165">Tulsa</text:span></text:p>
          </table:table-cell>
        </table:table-row>
      </table:table>
      <text:p text:style-name="P130"/>
      <text:p text:style-name="P130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7"/>
          </table:table-cell>
          <table:table-cell table:style-name="Table5.B1" office:value-type="string">
            <text:p text:style-name="P143">Work Experience</text:p>
          </table:table-cell>
        </table:table-row>
        <table:table-row>
          <table:table-cell table:style-name="Table5.A4" office:value-type="string">
            <text:p text:style-name="P30"><text:span text:style-name="T184">0</text:span>7/2012 – </text:p>
          </table:table-cell>
          <table:table-cell table:style-name="Table5.B3" office:value-type="string">
            <text:p text:style-name="P52"><text:span text:style-name="T227">Independent software consultant </text:span><text:span text:style-name="T232">at</text:span><text:span text:style-name="T228"> </text:span><text:a xlink:type="simple" xlink:href="https://mg4.consulting/" text:style-name="Internet_20_link" text:visited-style-name="Visited_20_Internet_20_Link"><text:span text:style-name="T53">MG4 Consulting, LLC</text:span></text:a><text:span text:style-name="T67"> </text:span><text:span text:style-name="T68">(self-employed) </text:span><text:span text:style-name="T67">/ </text:span><text:span text:style-name="T68">Remote</text:span></text:p>
          </table:table-cell>
        </table:table-row>
        <table:table-row>
          <table:table-cell table:style-name="Table5.A4" office:value-type="string">
            <text:p text:style-name="P12"><text:span text:style-name="T184">0</text:span>4/2018 <text:span text:style-name="T130">– </text:span><text:span text:style-name="T134">4/2019</text:span></text:p>
          </table:table-cell>
          <table:table-cell table:style-name="Table5.B3" office:value-type="string">
            <text:p text:style-name="P98"><text:span text:style-name="T40">Software architect and technical lead</text:span><text:span text:style-name="T41"> </text:span><text:span text:style-name="T62">at</text:span><text:span text:style-name="T42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53">Asemio is a technology consulting company for community data systems. <text:span text:style-name="T211">The company</text:span> <text:span text:style-name="T21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4" office:value-type="string">
            <text:p text:style-name="P19">Responsibilities</text:p>
          </table:table-cell>
          <table:table-cell table:style-name="Table5.B4" office:value-type="string">
            <text:p text:style-name="P70">Project planning: <text:span text:style-name="T176">user story mapping, release design, technical architecture, time estimation</text:span> </text:p>
            <text:p text:style-name="P70">Subject matter expertise: responding<text:span text:style-name="T196"> to RFPs and other internal and external needs for technical expertise</text:span></text:p>
            <text:p text:style-name="P69"><text:span text:style-name="T204">Technical leadership</text:span>: mentoring junior developers, code reviews, process development, <text:span text:style-name="T206">flower arranging</text:span></text:p>
            <text:p text:style-name="P71">Recruiting: outreach, reviewing resumes, <text:span text:style-name="T203">coordinating,</text:span> interviewing</text:p>
            <text:p text:style-name="P56">Software development: design and implementation of strategic projects</text:p>
          </table:table-cell>
        </table:table-row>
        <table:table-row>
          <table:table-cell table:style-name="Table5.A5" office:value-type="string">
            <text:p text:style-name="P31">12/2011 – <text:span text:style-name="T184">0</text:span>6/2012</text:p>
          </table:table-cell>
          <table:table-cell table:style-name="Table5.B5" office:value-type="string">
            <text:p text:style-name="P82">Software architect and full-stack developer <text:span text:style-name="T6">at</text:span> Grokio, LLC<text:span text:style-name="T135"> / New York, NY</text:span></text:p>
            <text:p text:style-name="P54">GrokIO was a business intelligence startup I co-founded.</text:p>
          </table:table-cell>
        </table:table-row>
        <table:table-row>
          <table:table-cell table:style-name="Table5.A6" office:value-type="string">
            <text:p text:style-name="P31"><text:span text:style-name="T184">0</text:span>8/2011 – 12/2011</text:p>
          </table:table-cell>
          <table:table-cell table:style-name="Table5.B6" office:value-type="string">
            <text:p text:style-name="P81"><text:span text:style-name="T224">Software architect and backend developer </text:span><text:span text:style-name="T236">at</text:span><text:span text:style-name="T224"> </text:span><text:a xlink:type="simple" xlink:href="http://birchbox.com/" text:style-name="Internet_20_link" text:visited-style-name="Visited_20_Internet_20_Link"><text:span text:style-name="T24">Birchbox Inc.</text:span></text:a><text:span text:style-name="T241"> </text:span><text:span text:style-name="T242">/ New York, NY</text:span></text:p>
            <text:p text:style-name="P62"><text:span text:style-name="T136">Birchbox </text:span><text:span text:style-name="T137">is </text:span><text:span text:style-name="T135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32"><text:span text:style-name="T184">0</text:span>5/2011 – <text:span text:style-name="T184">0</text:span>8/2011</text:p>
          </table:table-cell>
          <table:table-cell table:style-name="Table5.B7" office:value-type="string">
            <text:p text:style-name="P83"><text:span text:style-name="T253">Performance engineer</text:span><text:span text:style-name="T224"> </text:span><text:span text:style-name="T236">at</text:span><text:span text:style-name="T224"> </text:span><text:a xlink:type="simple" xlink:href="http://chartbeat.com/" text:style-name="Internet_20_link" text:visited-style-name="Visited_20_Internet_20_Link"><text:span text:style-name="T24">Chartbeat Inc.</text:span></text:a><text:span text:style-name="T224"> </text:span><text:span text:style-name="T243">/ New York, NY</text:span></text:p>
            <text:p text:style-name="P63"><text:span text:style-name="T139">Chartbeat </text:span><text:span text:style-name="T140">is </text:span><text:span text:style-name="T138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33">10/2010 – <text:span text:style-name="T184">0</text:span>4/2011</text:p>
          </table:table-cell>
          <table:table-cell table:style-name="Table5.B8" office:value-type="string">
            <text:p text:style-name="P64"><text:span text:style-name="T252">Contract s</text:span>oftware engineer <text:span text:style-name="T6">at</text:span> IBM Research<text:span text:style-name="T177"> </text:span><text:span text:style-name="T138">/ Hawthorne, NY</text:span></text:p>
          </table:table-cell>
        </table:table-row>
        <table:table-row table:style-name="Table5.9">
          <table:table-cell table:style-name="Table5.A9" office:value-type="string">
            <text:p text:style-name="P33"><text:span text:style-name="T184">0</text:span>1/2009 – <text:span text:style-name="T184">0</text:span>7/2010</text:p>
          </table:table-cell>
          <table:table-cell table:style-name="Table5.B9" office:value-type="string">
            <text:p text:style-name="P86">Programmer / Analyst <text:span text:style-name="T6">at</text:span> NEC High Performance Computing Europe <text:span text:style-name="T181">GmbH</text:span><text:span text:style-name="T6"> / Stut</text:span><text:span text:style-name="T15">t</text:span><text:span text:style-name="T6">gart, Germany</text:span></text:p>
          </table:table-cell>
        </table:table-row>
      </table:table>
      <text:p text:style-name="P131"/>
      <text:p text:style-name="P13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43"><text:span text:style-name="T215">Industry </text:span>Projects</text:p>
          </table:table-cell>
        </table:table-row>
        <table:table-row>
          <table:table-cell table:style-name="WorkExperience.A1" office:value-type="string">
            <text:p text:style-name="P34"><text:span text:style-name="T186">0</text:span>4/2018 <text:span text:style-name="T185">– 4/2019</text:span></text:p>
          </table:table-cell>
          <table:table-cell table:style-name="WorkExperience.A1" office:value-type="string">
            <text:p text:style-name="P97"><text:span text:style-name="T43">Privacy-preserving record </text:span><text:span text:style-name="T44">linker </text:span><text:span text:style-name="T63">at</text:span><text:span text:style-name="T45"> </text:span><text:a xlink:type="simple" xlink:href="https://www.asemio.com/" text:style-name="Internet_20_link" text:visited-style-name="Visited_20_Internet_20_Link"><text:span text:style-name="T73">Asemio, LLC</text:span></text:a><text:span text:style-name="T46"> </text:span><text:span text:style-name="T64">/ </text:span><text:span text:style-name="T65">Tulsa, OK</text:span>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56">Designed and <text:span text:style-name="T200">implemented</text:span> <text:span text:style-name="T197">a privacy-preserving record linker for determining overlap between HIPAA and FERPA protected data sets, using the Sharemind platform for secure multi-party computation, Python libraries and scripts, and C++</text:span></text:p>
            <text:p text:style-name="P57"><text:span text:style-name="T208">Wrote a white paper describing the record linking process and comparing</text:span> <text:span text:style-name="T209">its</text:span> results to plaintext record linking with deterministic and probabilistic algorithms</text:p>
            <text:p text:style-name="P72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35"><text:span text:style-name="T186">0</text:span>4/2018 <text:span text:style-name="T185">– 4/2019</text:span></text:p>
          </table:table-cell>
          <table:table-cell table:style-name="WorkExperience.A1" office:value-type="string">
            <text:p text:style-name="P68"><text:span text:style-name="T77">Community asset mapping platform</text:span><text:span text:style-name="T78"> </text:span><text:span text:style-name="T82">at</text:span><text:span text:style-name="T79"> </text:span><text:a xlink:type="simple" xlink:href="https://www.asemio.com/" text:style-name="Internet_20_link" text:visited-style-name="Visited_20_Internet_20_Link"><text:span text:style-name="T87">Asemio, LLC</text:span></text:a><text:span text:style-name="T80"> </text:span><text:span text:style-name="T83">/ </text:span><text:span text:style-name="T84">Tulsa, OK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74"><text:span text:style-name="T201">Designed and implemented</text:span> a <text:span text:style-name="T199">web application</text:span> for tracking community assets such as service organizations, funders, collaboratives, data sharing platforms, et al. <text:span text:style-name="T199">The web application was developed</text:span> <text:span text:style-name="T199">with </text:span><text:soft-page-break/>TypeScript+React.js, Python+Flask, and a neo4j graph database. <text:span text:style-name="T19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36"><text:span text:style-name="T188">06/2017</text:span> –</text:p>
          </table:table-cell>
          <table:table-cell table:style-name="WorkExperience.A1" office:value-type="string">
            <text:p text:style-name="P94"><text:span text:style-name="T99">Motivated Cognition </text:span><text:span text:style-name="T100">experimen</text:span><text:span text:style-name="T101">t </text:span><text:span text:style-name="T96">at</text:span><text:span text:style-name="T101"> Columbia University</text:span><text:span text:style-name="T96"> / </text:span><text:span text:style-name="T95">New York, NY</text:span></text:p>
            <text:p text:style-name="P55"><text:span text:style-name="T149">Motivated Cognition is a psychology research experiment investigating the effects of cognitive bias </text:span><text:span text:style-name="T150">o</text:span><text:span text:style-name="T149">n our consumption of information online.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50"><text:span text:style-name="T153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4"> code for models and services in TypeScript and Java; </text:span><text:span text:style-name="T159">Jenkins continuous integration; and Docker deployment</text:span></text:p>
            <text:p text:style-name="P151">Translated screens from a graphic designer into pixel-perfect CSS and HTML</text:p>
            <text:p text:style-name="P100">Integrated <text:span text:style-name="T15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87"/>
          </table:table-cell>
        </table:table-row>
        <table:table-row>
          <table:table-cell table:style-name="WorkExperience.A1" office:value-type="string">
            <text:p text:style-name="P45"><text:span text:style-name="T128">0</text:span><text:span text:style-name="T124">4</text:span><text:span text:style-name="T121">/201</text:span><text:span text:style-name="T126">7</text:span><text:span text:style-name="T121"> – </text:span><text:span text:style-name="T128">0</text:span><text:span text:style-name="T126">5</text:span><text:span text:style-name="T121">/201</text:span><text:span text:style-name="T126">7</text:span></text:p>
          </table:table-cell>
          <table:table-cell table:style-name="WorkExperience.A1" office:value-type="string">
            <text:p text:style-name="P87">Drug name comparison project <text:span text:style-name="T10">for</text:span><text:span text:style-name="T180"> </text:span><text:span text:style-name="T32">PSW Applied Research Inc.</text:span><text:span text:style-name="T30"> / Toronto, </text:span><text:span text:style-name="T31">ON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>Implemented Kondrak‘s phonetic alignment and similarity algorithm (ALINE) <text:span text:style-name="T148">and a bigram-based orthographic algorithm (BI-SIM) </text:span>as a PostgreSQL C extension</text:p>
            <text:p text:style-name="P88"><text:span text:style-name="T16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29">0</text:span><text:span text:style-name="T124">4</text:span><text:span text:style-name="T121">/201</text:span><text:span text:style-name="T125">6</text:span><text:span text:style-name="T121"> – </text:span><text:span text:style-name="T129">0</text:span><text:span text:style-name="T127">4/2018</text:span></text:p>
          </table:table-cell>
          <table:table-cell table:style-name="WorkExperience.A1" office:value-type="string">
            <text:p text:style-name="P94"><text:span text:style-name="T102">F</text:span><text:span text:style-name="T98">ull-stack development </text:span><text:span text:style-name="T94">for</text:span><text:span text:style-name="T98"> Polygon Analytics </text:span><text:span text:style-name="T101">Ltd.</text:span><text:span text:style-name="T96"> /</text:span><text:span text:style-name="T97"> Edinburgh, Scotland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01"><text:span text:style-name="T151">Designed and implemented proprietary software </text:span>in <text:span text:style-name="T152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7"><text:span text:style-name="T189">0</text:span>9/2014 –</text:p>
          </table:table-cell>
          <table:table-cell table:style-name="WorkExperience.A1" office:value-type="string">
            <text:p text:style-name="P122"><text:a xlink:type="simple" xlink:href="https://notablist.com/" text:style-name="Internet_20_link" text:visited-style-name="Visited_20_Internet_20_Link"><text:span text:style-name="T47">Notablist</text:span></text:a><text:span text:style-name="T54"> </text:span><text:span text:style-name="T55">email </text:span><text:span text:style-name="T56">newsletter </text:span><text:span text:style-name="T55">search engine</text:span><text:span text:style-name="T69"> </text:span><text:span text:style-name="T70">for</text:span><text:span text:style-name="T57"> </text:span><text:a xlink:type="simple" xlink:href="https://notablist.com/" text:style-name="Internet_20_link" text:visited-style-name="Visited_20_Internet_20_Link"><text:span text:style-name="T35">Notablist, Inc</text:span></text:a><text:a xlink:type="simple" xlink:href="https://notablist.com/" text:style-name="Internet_20_link" text:visited-style-name="Visited_20_Internet_20_Link"><text:span text:style-name="T224">.</text:span></text:a><text:span text:style-name="T58"> </text:span><text:span text:style-name="T70">/ New York, NY</text:span></text:p>
            <text:p text:style-name="P116"><text:span text:style-name="T122">Notablist indexes millions of email newsletters from hundreds of thousands of publishers and provides </text:span><text:span text:style-name="T123">both a search interface </text:span><text:span text:style-name="T122">and real-time change alerts to users.</text:span></text:p>
          </table:table-cell>
        </table:table-row>
        <table:table-row>
          <table:table-cell table:style-name="WorkExperience.A1" office:value-type="string">
            <text:p text:style-name="P156"/>
          </table:table-cell>
          <table:table-cell table:style-name="WorkExperience.A1" office:value-type="string">
            <text:p text:style-name="P102"><text:span text:style-name="T170">Backend p</text:span>rototyping in Python<text:span text:style-name="T171">:</text:span></text:p>
            <text:list xml:id="list2750381472" text:style-name="L1">
              <text:list-item>
                <text:p text:style-name="P162"><text:span text:style-name="T111">Classified signup responses and mapped form inputs </text:span>using numpy/scipy/scikit-learn</text:p>
              </text:list-item>
            </text:list>
            <text:p text:style-name="P90"><text:span text:style-name="T145">Backend p</text:span><text:span text:style-name="T141">roduction rewrite in Java</text:span>:</text:p>
            <text:list xml:id="list142856908332763" text:continue-numbering="true" text:style-name="L1">
              <text:list-item>
                <text:p text:style-name="P16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66"><text:span text:style-name="T110">Implemented </text:span>Guice-injected Java <text:span text:style-name="T115">micro-</text:span>service<text:span text:style-name="T110">s </text:span>that encapsulated MongoDB collections; ElasticSearch indices; <text:span text:style-name="T116">Redis databases; S3 buckets; </text:span>screenshotting <text:span text:style-name="T110">and signups </text:span>with Selenium; <text:span text:style-name="T116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67">Designed and implemented <text:span text:style-name="T118">a scalable distributed system</text:span> for <text:span text:style-name="T117">processing</text:span> Common Crawl WARC records and submitting newsletter signups</text:p>
              </text:list-item>
              <text:list-item>
                <text:p text:style-name="P168"><text:span text:style-name="T174">Reported metrics</text:span> to InfluxDB</text:p>
              </text:list-item>
              <text:list-item>
                <text:p text:style-name="P169"><text:span text:style-name="T173">Created</text:span> <text:span text:style-name="T114">administrative</text:span> user interface in Vaadin</text:p>
              </text:list-item>
              <text:list-item>
                <text:p text:style-name="P170">Set up Jenkins continuous integration</text:p>
              </text:list-item>
              <text:list-item>
                <text:p text:style-name="P171"><text:span text:style-name="T162">Deployed with </text:span>Docker+<text:span text:style-name="T221">Kubernetes</text:span> on real hardware</text:p>
              </text:list-item>
            </text:list>
            <text:p text:style-name="P103"><text:span text:style-name="T146">Frontend</text:span>:</text:p>
            <text:list xml:id="list142856993450167" text:continue-numbering="true" text:style-name="L1">
              <text:list-item>
                <text:p text:style-name="P172">Assumed responsibility for <text:span text:style-name="T166">a </text:span>three year-old Bootstrap+Backbone.js+Marionette.js code base in JavaScript</text:p>
              </text:list-item>
              <text:list-item>
                <text:p text:style-name="P172">Incrementally migrated code to TypeScript <text:span text:style-name="T175">with Knockout.js</text:span></text:p>
              </text:list-item>
              <text:list-item>
                <text:p text:style-name="P17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3"><text:span text:style-name="T133">0</text:span><text:span text:style-name="T131">4</text:span><text:span text:style-name="T130">/2014 – </text:span><text:span text:style-name="T133">0</text:span><text:span text:style-name="T132">7</text:span><text:span text:style-name="T130">/2014</text:span></text:p>
          </table:table-cell>
          <table:table-cell table:style-name="WorkExperience.A1" office:value-type="string">
            <text:p text:style-name="P96"><text:span text:style-name="T229">Development of the </text:span><text:a xlink:type="simple" xlink:href="https://blog.muninn-project.org/node/79" text:style-name="Internet_20_link" text:visited-style-name="Visited_20_Internet_20_Link"><text:span text:style-name="T48">Muninn Project</text:span></text:a><text:span text:style-name="T49"> </text:span><text:span text:style-name="T66">for</text:span><text:span text:style-name="T50"> </text:span><text:span text:style-name="T36">PSW Applied Research Inc.</text:span><text:span text:style-name="T37"> / Toronto, </text:span><text:span text:style-name="T38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7"><text:span text:style-name="T224">Created a command-line </text:span><text:span text:style-name="T244">Java </text:span><text:span text:style-name="T224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4">http://blog.muninn-project.org/node/79</text:span></text:a><text:span text:style-name="T224">) </text:span><text:span text:style-name="T24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37"><text:span text:style-name="T187">0</text:span>3/2013 – <text:span text:style-name="T187">0</text:span>7/2013</text:p>
          </table:table-cell>
          <table:table-cell table:style-name="WorkExperience.A1" office:value-type="string">
            <text:p text:style-name="P115"><text:a xlink:type="simple" xlink:href="http://txtmrkt.com/" text:style-name="Internet_20_link" text:visited-style-name="Visited_20_Internet_20_Link"><text:span text:style-name="T81">Txtmrkt</text:span></text:a><text:span text:style-name="T34">, a marketplace for digital publications</text:span><text:span text:style-name="T88"> / </text:span><text:span text:style-name="T89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49">Designed and implemented a Model-View-Controller-based Java web application with Guice-injected <text:soft-page-break/><text:span text:style-name="T153">micro</text:span>services backed by Amazon S3</text:p>
            <text:p text:style-name="P149">Authenticated and authorized users with Shiro</text:p>
            <text:p text:style-name="P8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6"><text:span text:style-name="T190">0</text:span>7/2012 –</text:p>
          </table:table-cell>
          <table:table-cell table:style-name="WorkExperience.A1" office:value-type="string">
            <text:p text:style-name="P121"><text:a xlink:type="simple" xlink:href="http://terascript.com/" text:style-name="Internet_20_link" text:visited-style-name="Visited_20_Internet_20_Link"><text:span text:style-name="T39">TeraScript</text:span></text:a><text:span text:style-name="T52"> </text:span><text:span text:style-name="T59">product suite </text:span><text:span text:style-name="T67">for</text:span><text:span text:style-name="T53"> </text:span><text:a xlink:type="simple" xlink:href="http://www.tronics.com/" text:style-name="Internet_20_link" text:visited-style-name="Visited_20_Internet_20_Link"><text:span text:style-name="T60">Tronics Software, LLC</text:span></text:a><text:span text:style-name="T71"> / El Dorado, CA</text:span></text:p>
            <text:p text:style-name="P58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1"><text:span text:style-name="T141">TeraScript </text:span><text:span text:style-name="T142">Server </text:span><text:span text:style-name="T141">8</text:span>:</text:p>
            <text:p text:style-name="P75">Rewrote TeraScript 7 in Java while maintaining strict backwards compatibility:</text:p>
            <text:list xml:id="list142857735319706" text:continue-numbering="true" text:style-name="L1">
              <text:list-item>
                <text:p text:style-name="P173"><text:span text:style-name="T172">Grammar</text:span>-based compilers for <text:span text:style-name="T120">TML</text:span> and associated little languages <text:span text:style-name="T172">using ANTLR</text:span></text:p>
              </text:list-item>
              <text:list-item>
                <text:p text:style-name="P173">Tree interpreters for TML, <text:span text:style-name="T120">TAF, and TCF</text:span></text:p>
              </text:list-item>
              <text:list-item>
                <text:p text:style-name="P175">Versioned OSGi <text:span text:style-name="T104">bundles with Maven and Apache Felix</text:span></text:p>
              </text:list-item>
              <text:list-item>
                <text:p text:style-name="P174">Library of standard functions, <text:span text:style-name="T105">primitive types, and collections</text:span> with extensive unit tests</text:p>
              </text:list-item>
            </text:list>
            <text:p text:style-name="P104"><text:span text:style-name="T141">TeraScript </text:span><text:span text:style-name="T142">Server </text:span><text:span text:style-name="T141">7</text:span> (formerly Witango <text:span text:style-name="T106">Server</text:span>):</text:p>
            <text:p text:style-name="P59">Reorganized, cleaned up, and modernized a 17-year-old C++ code base and addressed numerous bugs and feature requests for the server's first major release in over two years; <text:span text:style-name="T108">now in maintenance releases</text:span></text:p>
            <text:p text:style-name="P59">Eliminated diverging platform-specific build systems (on Win32, Linux, and OS X) in favor of CMake and ported the code base to Win64 using Visual C++ 2012</text:p>
            <text:p text:style-name="P59">Designed and implemented a SQL generator that visits dialect-specific trees of SQL-99 constructs</text:p>
            <text:p text:style-name="P76"><text:span text:style-name="T143">TeraScribe 8</text:span>:</text:p>
            <text:p text:style-name="P60">Reorganized <text:span text:style-name="T11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4">Subcontracting</text:span>:</text:p>
            <text:p text:style-name="P61">Debugged production installations of TeraScript Server 7 and 8</text:p>
            <text:p text:style-name="P7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6">12/2011 – <text:span text:style-name="T187">0</text:span>6/2012</text:p>
          </table:table-cell>
          <table:table-cell table:style-name="WorkExperience.A1" office:value-type="string">
            <text:p text:style-name="P115">Haystack <text:span text:style-name="T183">business intelligence</text:span> platform <text:span text:style-name="T7">for </text:span><text:span text:style-name="T182">Grokio, LLC </text:span><text:span text:style-name="T7">/ New York, </text:span><text:span text:style-name="T8">NY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5">Designed an agent (Python) and manager (Java with Spring Security+MVC and Guice) architecture for gathering, storing, and querying time series data and metadata</text:p>
            <text:list xml:id="list1429216243" text:style-name="L2">
              <text:list-header>
                <text:p text:style-name="P164">Implemented time series databases from scratch using relational tables and memory-mapped files</text:p>
                <text:p text:style-name="P163">Wrote RFC 3986 grammar-based URL and URN parsers using Ragel (Java) and pyparsing (Python)</text:p>
                <text:p text:style-name="P163">Generated service interfaces in Java and Python with custom Protocol Buffers compiler plugins</text:p>
              </text:list-header>
            </text:list>
            <text:p text:style-name="P92">Coded agent plugins in Java and Python for discovering and fetching metric metadata and data:</text:p>
            <text:list xml:id="list142855923838811" text:continue-numbering="true" text:style-name="L2">
              <text:list-item>
                <text:p text:style-name="P176">Open source monitoring systems: Nagios, Ganglia, collectl, Graphite</text:p>
              </text:list-item>
              <text:list-item>
                <text:p text:style-name="P176">Open source server software: Apache httpd, nginx, MySQL, memcached, MongoDB, JMX</text:p>
              </text:list-item>
              <text:list-item>
                <text:p text:style-name="P176">Platform interfaces: procfs, sysctl, WMI, SNMP</text:p>
              </text:list-item>
              <text:list-item>
                <text:p text:style-name="P176">Third party APIs: Google Analytics, MailChimp, Spring Social, Amazon CloudWatch</text:p>
              </text:list-item>
            </text:list>
            <text:p text:style-name="P105">Supervised user experience and graphic designers in Ukraine</text:p>
            <text:p text:style-name="P92">Implemented a client-side user interface with the Google Web Toolkit, starting from wireframes:</text:p>
            <text:list xml:id="list142857303612189" text:continue-numbering="true" text:style-name="L2">
              <text:list-item>
                <text:p text:style-name="P176">Architectural best practices: Model-View-Presenter; event bus; activities and places</text:p>
              </text:list-item>
              <text:list-item>
                <text:p text:style-name="P176">Custom widgets: date time range picker, cell table pager, search box, selection tree</text:p>
              </text:list-item>
              <text:list-item>
                <text:p text:style-name="P17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6"><text:span text:style-name="T191">0</text:span>8/2011 – 12/2011</text:p>
          </table:table-cell>
          <table:table-cell table:style-name="WorkExperience.A1" office:value-type="string">
            <text:p text:style-name="P120"><text:span text:style-name="T226">Backend development </text:span><text:span text:style-name="T230">and software architecture</text:span><text:span text:style-name="T226"> </text:span><text:span text:style-name="T231">for</text:span><text:span text:style-name="T226"> </text:span><text:a xlink:type="simple" xlink:href="http://birchbox.com/" text:style-name="Internet_20_link" text:visited-style-name="Visited_20_Internet_20_Link"><text:span text:style-name="T21">Birchbox Inc.</text:span></text:a><text:span text:style-name="T22"> / </text:span><text:span text:style-name="T23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53">Designed, implemented, documented, and successfully deployed warehouse integration code in Java (backend) and PHP (administrative frontend)</text:p>
            <text:p text:style-name="P152">Wrote a Thrift compiler and targets in Python+pyparsing to generate Java and PHP from Thrift definitions</text:p>
            <text:p text:style-name="P118">Produced ad hoc business reports from MySQL using Java and Jython</text:p>
          </table:table-cell>
        </table:table-row>
        <text:soft-page-break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6"><text:span text:style-name="T191">0</text:span>5/2011 – <text:span text:style-name="T191">0</text:span>8/2011</text:p>
          </table:table-cell>
          <table:table-cell table:style-name="WorkExperience.A1" office:value-type="string">
            <text:p text:style-name="P115"><text:span text:style-name="T224">Benchmarking server stacks in order to provision EC2 instances </text:span><text:span text:style-name="T236">at</text:span><text:span text:style-name="T224"> </text:span><text:a xlink:type="simple" xlink:href="http://chartbeat.com/" text:style-name="Internet_20_link" text:visited-style-name="Visited_20_Internet_20_Link"><text:span text:style-name="T25">Chartbeat Inc.</text:span></text:a><text:span text:style-name="T236"> / </text:span><text:span text:style-name="T237">New York, NY</text:span><text:span text:style-name="T224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52">Synthesized a realistic benchmark for front-line web servers from statistical analyses of nginx access logs</text:p>
            <text:p text:style-name="P152">Significantly reduced network bandwidth and latency on <text:s/>production servers with targeted optimizations</text:p>
            <text:p text:style-name="P11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6">10/2010 – <text:span text:style-name="T191">0</text:span>4/2011</text:p>
          </table:table-cell>
          <table:table-cell table:style-name="WorkExperience.A1" office:value-type="string">
            <text:p text:style-name="P115"><text:span text:style-name="T224">File I/O library for </text:span><text:a xlink:type="simple" xlink:href="http://x10-lang.org/" text:style-name="Internet_20_link" text:visited-style-name="Visited_20_Internet_20_Link"><text:span text:style-name="T34">X10</text:span></text:a><text:span text:style-name="T18"> </text:span><text:span text:style-name="T26">at</text:span><text:span text:style-name="T27"> IBM Research </text:span><text:span text:style-name="T26">/ Hawthorne, NY</text:span></text:p>
            <text:p text:style-name="P154"><text:span text:style-name="T17">X10 is </text:span><text:span text:style-name="T16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142855808628539" text:continue-numbering="true" text:style-name="L2">
              <text:list-item>
                <text:p text:style-name="P180">inspired by POSIX, FUSE, Boost.Filesystem, and Java NIO.2</text:p>
              </text:list-item>
              <text:list-item>
                <text:p text:style-name="P180">X10 and native code for the Java and C++ source-to-source compilation backends</text:p>
              </text:list-item>
              <text:list-item>
                <text:p text:style-name="P180">Scatter/gather I/O, aligned buffers, memory-mapped files, advisory locking</text:p>
                <text:p text:style-name="P182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 table:style-name="WorkExperience.41">
          <table:table-cell table:style-name="WorkExperience.A1" office:value-type="string">
            <text:p text:style-name="P6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15"><text:a xlink:type="simple" xlink:href="http://www.nec.com/en/global/solutions/hpc/storage/lxfs.html" text:style-name="Internet_20_link" text:visited-style-name="Visited_20_Internet_20_Link"><text:span text:style-name="T34">LXFS</text:span></text:a><text:span text:style-name="T224">: fast and reliable data storage for </text:span><text:span text:style-name="T245">computing </text:span><text:span text:style-name="T224">clusters, </text:span><text:span text:style-name="T238">for</text:span><text:span text:style-name="T246"> NEC HPCE GmbH </text:span><text:span text:style-name="T238">/ </text:span><text:span text:style-name="T239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453080982" text:style-name="L3">
              <text:list-header>
                <text:p text:style-name="P183">Finished two major LXFS releases, used in numerous deployments</text:p>
                <text:p text:style-name="P17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3"/>
          </table:table-cell>
        </table:table-row>
        <table:table-row>
          <table:table-cell table:style-name="WorkExperience.A1" office:value-type="string">
            <text:p text:style-name="P6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13"><text:a xlink:type="simple" xlink:href="http://xtreemfs.org/" text:style-name="Internet_20_link" text:visited-style-name="Visited_20_Internet_20_Link"><text:span text:style-name="T28">XtreemFS</text:span></text:a><text:span text:style-name="T233">: a distributed and replicated file system for </text:span><text:span text:style-name="T234">WANs</text:span><text:span text:style-name="T233">, </text:span><text:span text:style-name="T238">for</text:span><text:span text:style-name="T235"> NEC HPCE GmbH</text:span><text:span text:style-name="T238"> / </text:span><text:span text:style-name="T240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50">Designed, implemented, and tested the XtreemFS userspace client:</text:p>
            <text:list xml:id="list275034380" text:style-name="L4">
              <text:list-item>
                <text:p text:style-name="P181">FUSE and Dokan (Windows FUSE-like library) interfaces</text:p>
              </text:list-item>
              <text:list-item>
                <text:p text:style-name="P181">Multiple pipelined ONC-RPC streams to a a single server</text:p>
              </text:list-item>
              <text:list-item>
                <text:p text:style-name="P181">Staged, event-driven concurrency for robust performance under load</text:p>
              </text:list-item>
              <text:list-item>
                <text:p text:style-name="P181">Close-to-open file caching with per-file page sizes</text:p>
              </text:list-item>
              <text:list-item>
                <text:p text:style-name="P181">Automatic failover between file replicas on timeout</text:p>
              </text:list-item>
              <text:list-item>
                <text:p text:style-name="P181">Heavily benchmarked under different I/O loads (iobench, dbench, metadata benchmarks)</text:p>
                <text:p text:style-name="P184">Finished two major XtreemFS releases, both used in production</text:p>
                <text:p text:style-name="P178">Collaborated with academic and industry partners in Europe, Israel, and China</text:p>
              </text:list-item>
            </text:list>
          </table:table-cell>
        </table:table-row>
      </table:table>
      <text:p text:style-name="P133"/>
      <text:p text:style-name="P13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44"><text:span text:style-name="T220">Open Source </text:span>Projects</text:p>
          </table:table-cell>
        </table:table-row>
        <table:table-row>
          <table:table-cell table:style-name="Table8.A1" office:value-type="string">
            <text:p text:style-name="P38">11/2015 –</text:p>
          </table:table-cell>
          <table:table-cell table:style-name="Table8.A1" office:value-type="string">
            <text:p text:style-name="P99"><text:a xlink:type="simple" xlink:href="https://github.com/minorg/dressdiscover" text:style-name="Internet_20_link" text:visited-style-name="Visited_20_Internet_20_Link"><text:span text:style-name="T51">D</text:span></text:a><text:a xlink:type="simple" xlink:href="https://github.com/minorg/dressdiscover" text:style-name="Internet_20_link" text:visited-style-name="Visited_20_Internet_20_Link"><text:span text:style-name="T39">ressDiscover</text:span></text:a><text:span text:style-name="T61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39">7/201<text:span text:style-name="T219">6</text:span> <text:span text:style-name="T218">–</text:span></text:p>
          </table:table-cell>
          <table:table-cell table:style-name="Table8.A1" office:value-type="string">
            <text:p text:style-name="P85"><text:a xlink:type="simple" xlink:href="https://github.com/minorg/pastpy" text:style-name="Internet_20_link" text:visited-style-name="Visited_20_Internet_20_Link"><text:span text:style-name="T85">Pastpy</text:span></text:a><text:span text:style-name="T90">: </text:span><text:span text:style-name="T91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0">7/2012 <text:span text:style-name="T218">–</text:span></text:p>
          </table:table-cell>
          <table:table-cell table:style-name="Table8.A1" office:value-type="string">
            <text:p text:style-name="P84"><text:a xlink:type="simple" xlink:href="https://github.com/minorg/thryft" text:style-name="Internet_20_link" text:visited-style-name="Visited_20_Internet_20_Link"><text:span text:style-name="T86">Thryft</text:span></text:a><text:span text:style-name="T90">: </text:span><text:span text:style-name="T92">compiler and </text:span><text:span text:style-name="T93">code generation framework for multilingual web applications</text:span></text:p>
          </table:table-cell>
        </table:table-row>
      </table:table>
      <text:p text:style-name="P134"/>
      <text:p text:style-name="P1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45"><text:span text:style-name="T169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5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5">Java; <text:span text:style-name="T107">Python; TypeScript; </text:span>C++; <text:span text:style-name="T163">C; </text:span>SQL; <text:span text:style-name="T147">C#; </text:span>JavaScript; <text:span text:style-name="T207">Scala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5">Thrift; Protobufs; <text:span text:style-name="T202">Flask;</text:span> <text:span text:style-name="T112">Bootstrap; Knockout.js; React.js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5"><text:span text:style-name="T109">ElasticSearch; </text:span>MongoDB; <text:span text:style-name="T109">Redis; PostgreSQL; SQL Server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5">Windows; Debian- <text:span text:style-name="T161">and</text:span> RedHat-based Linux; OS X</text:p>
          </table:table-cell>
        </table:table-row>
        <table:table-row>
          <table:table-cell table:style-name="Table4.A1" office:value-type="string">
            <text:p text:style-name="P9">IDEs and tool<text:span text:style-name="T113">s</text:span></text:p>
          </table:table-cell>
          <table:table-cell table:style-name="Table4.A1" office:value-type="string">
            <text:p text:style-name="P5"><text:span text:style-name="T160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">Revision control</text:p>
          </table:table-cell>
          <table:table-cell table:style-name="Table4.A1" office:value-type="string">
            <text:p text:style-name="P5">Git; Subversion</text:p>
          </table:table-cell>
        </table:table-row>
      </table:table>
      <text:p text:style-name="P135"/>
      <text:p text:style-name="P155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0"/>
          </table:table-cell>
          <table:table-cell table:style-name="Table2.B3" office:value-type="string">
            <text:p text:style-name="P146">Teaching Experience</text:p>
          </table:table-cell>
        </table:table-row>
        <table:table-row>
          <table:table-cell table:style-name="Table2.A2" office:value-type="string">
            <text:p text:style-name="P16"><text:span text:style-name="T194">0</text:span>2/2014 – <text:span text:style-name="T194">0</text:span>4/2014</text:p>
          </table:table-cell>
          <table:table-cell table:style-name="Table2.B3" office:value-type="string">
            <text:p text:style-name="P114"><text:span text:style-name="T6">SQL Fundamentals and Python Fundamentals workshops for Ph.D. students and post-doctoral researchers in the natural sciences </text:span><text:span text:style-name="T9">at </text:span><text:span text:style-name="T11">Iowa State University</text:span><text:span text:style-name="T2"> </text:span><text:span text:style-name="T198">/ Ames, IA</text:span></text:p>
          </table:table-cell>
        </table:table-row>
        <table:table-row>
          <table:table-cell table:style-name="Table2.A3" office:value-type="string">
            <text:p text:style-name="P17"><text:span text:style-name="T195">01/</text:span>2002 – <text:span text:style-name="T195">05/</text:span>2004</text:p>
          </table:table-cell>
          <table:table-cell table:style-name="Table2.B3" office:value-type="string">
            <text:p text:style-name="P119">Technical supervision of Masters' theses <text:span text:style-name="T217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19">Mathematics tutoring for 6th and 7th graders at Tulsa Public Schools / Tulsa, OK</text:p>
          </table:table-cell>
        </table:table-row>
      </table:table>
      <text:p text:style-name="P138"/>
      <text:p text:style-name="P13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47">Research Experience</text:p>
          </table:table-cell>
        </table:table-row>
        <table:table-row>
          <table:table-cell table:style-name="Table7.A1" office:value-type="string">
            <text:p text:style-name="P157">2005 – 2008</text:p>
          </table:table-cell>
          <table:table-cell table:style-name="Table7.A1" office:value-type="string">
            <text:p text:style-name="P106"><text:span text:style-name="T103">D</text:span><text:span text:style-name="T98">octoral student </text:span><text:span text:style-name="T94">/ University of Cambridge, Cambridge, UK</text:span></text:p>
          </table:table-cell>
        </table:table-row>
        <table:table-row>
          <table:table-cell table:style-name="Table7.A1" office:value-type="string">
            <text:p text:style-name="P159"/>
          </table:table-cell>
          <table:table-cell table:style-name="Table7.A1" office:value-type="string">
            <text:p text:style-name="P73">Supervisor: Jean Bacon</text:p>
            <text:list xml:id="list1256577938" text:style-name="L5">
              <text:list-header>
                <text:p text:style-name="P185">Examiners: Steven Hand, University of Cambridge; James Larus, Microsoft Research</text:p>
              </text:list-header>
            </text:list>
            <text:p text:style-name="P79">Research focus: high-performance web servers</text:p>
            <text:list xml:id="list142855782267023" text:continue-numbering="true" text:style-name="L5">
              <text:list-header>
                <text:p text:style-name="P185"><text:span text:style-name="T121">Dissertation: </text:span><text:a xlink:type="simple" xlink:href="http://www.cl.cam.ac.uk/techreports/UCAM-CL-TR-781.pdf" text:style-name="Internet_20_link" text:visited-style-name="Visited_20_Internet_20_Link"><text:span text:style-name="T29">Stage scheduling for CPU-intensive servers</text:span></text:a></text:p>
              </text:list-header>
            </text:list>
            <text:p text:style-name="P73">Funding: EPSRC grant for the EDSAC 21 project</text:p>
          </table:table-cell>
        </table:table-row>
        <table:table-row>
          <table:table-cell table:style-name="Table7.A1" office:value-type="string">
            <text:p text:style-name="P159"/>
          </table:table-cell>
          <table:table-cell table:style-name="Table7.A1" office:value-type="string">
            <text:p text:style-name="P107"/>
          </table:table-cell>
        </table:table-row>
        <table:table-row table:style-name="Table7.5">
          <table:table-cell table:style-name="Table7.A1" office:value-type="string">
            <text:p text:style-name="P157">2003 – 2005</text:p>
          </table:table-cell>
          <table:table-cell table:style-name="Table7.A1" office:value-type="string">
            <text:p text:style-name="P111">Student research assistant<text:span text:style-name="T177"> </text:span><text:span text:style-name="T121">/ </text:span><text:span text:style-name="T138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108">Supervisors: Alexander Reinefeld, Hans-Ulrich Heiß</text:p>
            <text:p text:style-name="P110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109"/>
          </table:table-cell>
        </table:table-row>
        <table:table-row table:style-name="Table7.5">
          <table:table-cell table:style-name="Table7.A1" office:value-type="string">
            <text:p text:style-name="P158">200<text:span text:style-name="T216">2</text:span> – 200<text:span text:style-name="T216">3</text:span></text:p>
          </table:table-cell>
          <table:table-cell table:style-name="Table7.A1" office:value-type="string">
            <text:p text:style-name="P112">Student research assistant<text:span text:style-name="T6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80">Supervisor: Marcin Paprzycki</text:p>
            <text:p text:style-name="P80">Research focus: software agents, Semantic Web technologies</text:p>
            <text:list xml:id="list1487095718" text:style-name="L6">
              <text:list-header>
                <text:p text:style-name="P186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3">Staged design for highly concurrent web servers</text:span></text:a></text:p>
              </text:list-header>
            </text:list>
            <text:p text:style-name="P80">Funding: full academic scholarship from the State of Oklahoma</text:p>
          </table:table-cell>
        </table:table-row>
      </table:table>
      <text:p text:style-name="P139"/>
      <text:p text:style-name="P139"/>
      <table:table table:name="Table6" table:style-name="Table6">
        <table:table-column table:style-name="Table6.A"/>
        <table:table-row>
          <table:table-cell table:style-name="Table6.A1" office:value-type="string">
            <text:p text:style-name="P148"><text:span text:style-name="T212">Selected </text:span>Publications</text:p>
          </table:table-cell>
        </table:table-row>
        <table:table-row>
          <table:table-cell table:style-name="Table6.A1" office:value-type="string">
            <text:p text:style-name="P12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25"><text:span text:style-name="T250">Gordon, M.</text:span><text:span text:style-name="T251"> (2007). </text:span><text:span text:style-name="T247">Twisted in knots </text:span><text:span text:style-name="T248">[</text:span><text:span text:style-name="T249">a review of</text:span><text:span text:style-name="T248"> </text:span><text:span text:style-name="T155">Twisted Network Programming Essentials </text:span><text:span text:style-name="T156">by Abe Fettig]</text:span><text:span text:style-name="T247">.</text:span><text:span text:style-name="T251"> IEEE Distributed Systems Online, (3), 5. </text:span><text:span text:style-name="T157"><text:s/></text:span>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2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5). An introduction to network programming the <text:span text:style-name="T222">P</text:span>ython way [<text:span text:style-name="T213">a review of </text:span><text:span text:style-name="T178">Foundations of Python Network Programming</text:span><text:span text:style-name="T21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24">Gawinecki, M., <text:span text:style-name="T1">Gordon, M.</text:span>, Kaczmarek, P., &amp; Paprzycki, M. (2005). The problem of agent-client communication on the <text:span text:style-name="T223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2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4). A Textbook for the Semantic Web <text:span text:style-name="T213">[a review of </text:span><text:span text:style-name="T178">Knowledge Representation</text:span><text:span text:style-name="T21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4). An introduction to RDF technologies: Too little, too soon <text:span text:style-name="T214">[a review of </text:span><text:span text:style-name="T179">Practical RDF</text:span><text:span text:style-name="T21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2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2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30T14:28:55.022000000</dc:date>
    <meta:editing-duration>P1DT15H47M45S</meta:editing-duration>
    <meta:editing-cycles>1138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14" meta:word-count="2217" meta:character-count="15924" meta:non-whitespace-character-count="13922"/>
  </office:meta>
</office:document-meta>
</file>